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0A0000000BEE0EF4E74.jpg" manifest:media-type="image/jpe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4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4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4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4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4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4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4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4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1T19:12:21.747584164</dc:date>
    <meta:editing-duration>PT9H34M14S</meta:editing-duration>
    <meta:editing-cycles>97</meta:editing-cycles>
    <meta:generator>LibreOffice/4.2.8.2$Linux_X86_64 LibreOffice_project/420m0$Build-2</meta:generator>
    <meta:document-statistic meta:object-count="446"/>
  </office:meta>
</office:document-meta>
</file>